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0-02-12T00:00:00" table:style-name="ce5">
            <text:p>12.02.20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.05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currency" office:value="0.05" table:formula="of:=[.A6]*([.D6]+50*[.C6])" table:style-name="ce10">
            <text:p>CHF 0.0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.1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6" table:style-name="ce9">
            <text:p>16</text:p>
          </table:table-cell>
          <table:table-cell office:value-type="currency" office:value="1.6" table:formula="of:=[.A7]*([.D7]+50*[.C7])" table:style-name="ce10">
            <text:p>CHF 1.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.2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23" table:style-name="ce9">
            <text:p>23</text:p>
          </table:table-cell>
          <table:table-cell office:value-type="currency" office:value="4.6000000000000005" table:formula="of:=[.A8]*([.D8]+50*[.C8])" table:style-name="ce10">
            <text:p>CHF 4.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.5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7" table:style-name="ce9">
            <text:p>17</text:p>
          </table:table-cell>
          <table:table-cell office:value-type="currency" office:value="8.5" table:formula="of:=[.A9]*([.D9]+50*[.C9])" table:style-name="ce10">
            <text:p>CHF 8.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.00</text:p>
          </table:table-cell>
          <table:table-cell table:style-name="ce3"/>
          <table:table-cell office:value-type="float" office:value="3" table:style-name="ce9">
            <text:p>3</text:p>
          </table:table-cell>
          <table:table-cell office:value-type="float" office:value="13" table:style-name="ce9">
            <text:p>13</text:p>
          </table:table-cell>
          <table:table-cell office:value-type="currency" office:value="163" table:formula="of:=[.A10]*([.D10]+50*[.C10])" table:style-name="ce10">
            <text:p>CHF 163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.0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7" table:style-name="ce9">
            <text:p>17</text:p>
          </table:table-cell>
          <table:table-cell office:value-type="currency" office:value="34" table:formula="of:=[.A11]*([.D11]+50*[.C11])" table:style-name="ce10">
            <text:p>CHF 34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.0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39" table:style-name="ce9">
            <text:p>39</text:p>
          </table:table-cell>
          <table:table-cell office:value-type="currency" office:value="195" table:formula="of:=[.A12]*([.D12]+25*[.C12])" table:style-name="ce10">
            <text:p>CHF 195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.00</text:p>
          </table:table-cell>
          <table:table-cell table:style-name="ce3"/>
          <table:table-cell table:style-name="ce11"/>
          <table:table-cell office:value-type="float" office:value="27" table:style-name="ce9">
            <text:p>27</text:p>
          </table:table-cell>
          <table:table-cell office:value-type="currency" office:value="270" table:formula="of:=[.A13]*[.D13]" table:style-name="ce10">
            <text:p>CHF 27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.00</text:p>
          </table:table-cell>
          <table:table-cell table:style-name="ce3"/>
          <table:table-cell table:style-name="ce11"/>
          <table:table-cell office:value-type="float" office:value="21" table:style-name="ce9">
            <text:p>21</text:p>
          </table:table-cell>
          <table:table-cell office:value-type="currency" office:value="420" table:formula="of:=[.A14]*[.D14]" table:style-name="ce10">
            <text:p>CHF 42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.00</text:p>
          </table:table-cell>
          <table:table-cell table:style-name="ce3"/>
          <table:table-cell table:style-name="ce11"/>
          <table:table-cell office:value-type="float" office:value="11" table:style-name="ce9">
            <text:p>11</text:p>
          </table:table-cell>
          <table:table-cell office:value-type="currency" office:value="550" table:formula="of:=[.A15]*[.D15]" table:style-name="ce10">
            <text:p>CHF 55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.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200" table:formula="of:=[.A16]*[.D16]" table:style-name="ce10">
            <text:p>CHF 2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.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7]*[.D17]" table:style-name="ce10">
            <text:p>CHF 0.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.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8]*[.D18]" table:style-name="ce10">
            <text:p>CHF 0.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846.75" table:formula="of:=SUM([.E6:.E18])" table:number-columns-spanned="2" table:number-rows-spanned="1" table:style-name="ce12">
            <text:p>CHF 1 846.7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subject>État du contenu de la caisse à instant T</dc:subject>
    <dc:creator>Christophe Marciot</dc:creator>
    <meta:creation-date>2019-04-15T09:02:29Z</meta:creation-date>
    <dc:date>2020-02-12T10:32:48Z</dc:date>
    <meta:editing-cycles>13</meta:editing-cycles>
    <meta:editing-duration>PT18807S</meta:editing-duration>
  </office:meta>
</office:document-meta>
</file>